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s.merge( Element element , ReaderContext reader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eAdviceParser.parseDefinitionsSources( List &lt; Element &gt; definitions , ParserContext parse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Advice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AdviceParser.getAttributeValue( Element element , String attributeNam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AdviceParser.parseDefinitionSource( Element definition , ParserContext parser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Props.Props( Element ro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eAdviceParser.doParse( Element element , ParserContext parserContext , BeanDefinition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s.merge( Element element , ReaderContext readerCtx , T buil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